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ocaltion.Localtion( int longitude , int latitu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SONFieldTest_unwrapped_0.test_jsonFiel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Localtion.Local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